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.174" calcext:value-type="float">
            <text:p>1275.174</text:p>
          </table:table-cell>
          <table:table-cell office:value-type="float" office:value="0" calcext:value-type="float">
            <text:p>0</text:p>
          </table:table-cell>
          <table:table-cell office:value-type="float" office:value="475.174" calcext:value-type="float">
            <text:p>475.17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75.174" calcext:value-type="float">
            <text:p>1275.17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4.652" calcext:value-type="float">
            <text:p>1264.652</text:p>
          </table:table-cell>
          <table:table-cell office:value-type="float" office:value="0" calcext:value-type="float">
            <text:p>0</text:p>
          </table:table-cell>
          <table:table-cell office:value-type="float" office:value="464.652" calcext:value-type="float">
            <text:p>464.65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64.652" calcext:value-type="float">
            <text:p>1264.6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75.174" calcext:value-type="float">
            <text:p>1275.174</text:p>
          </table:table-cell>
          <table:table-cell office:value-type="float" office:value="0" calcext:value-type="float">
            <text:p>0</text:p>
          </table:table-cell>
          <table:table-cell office:value-type="float" office:value="475.174" calcext:value-type="float">
            <text:p>475.17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75.174" calcext:value-type="float">
            <text:p>1275.174</text:p>
          </table:table-cell>
          <table:table-cell office:value-type="float" office:value="52510.44" calcext:value-type="float">
            <text:p>52510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1.637" calcext:value-type="float">
            <text:p>1201.637</text:p>
          </table:table-cell>
          <table:table-cell office:value-type="float" office:value="0" calcext:value-type="float">
            <text:p>0</text:p>
          </table:table-cell>
          <table:table-cell office:value-type="float" office:value="401.637" calcext:value-type="float">
            <text:p>401.63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01.637" calcext:value-type="float">
            <text:p>1201.6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64.652" calcext:value-type="float">
            <text:p>1264.652</text:p>
          </table:table-cell>
          <table:table-cell office:value-type="float" office:value="0" calcext:value-type="float">
            <text:p>0</text:p>
          </table:table-cell>
          <table:table-cell office:value-type="float" office:value="464.652" calcext:value-type="float">
            <text:p>464.65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64.652" calcext:value-type="float">
            <text:p>1264.652</text:p>
          </table:table-cell>
          <table:table-cell office:value-type="float" office:value="51879.12" calcext:value-type="float">
            <text:p>51879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5.616" calcext:value-type="float">
            <text:p>1145.616</text:p>
          </table:table-cell>
          <table:table-cell office:value-type="float" office:value="0" calcext:value-type="float">
            <text:p>0</text:p>
          </table:table-cell>
          <table:table-cell office:value-type="float" office:value="345.616" calcext:value-type="float">
            <text:p>345.6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145.616" calcext:value-type="float">
            <text:p>1145.6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01.637" calcext:value-type="float">
            <text:p>1201.637</text:p>
          </table:table-cell>
          <table:table-cell office:value-type="float" office:value="0" calcext:value-type="float">
            <text:p>0</text:p>
          </table:table-cell>
          <table:table-cell office:value-type="float" office:value="401.637" calcext:value-type="float">
            <text:p>401.63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01.637" calcext:value-type="float">
            <text:p>1201.637</text:p>
          </table:table-cell>
          <table:table-cell office:value-type="float" office:value="48098.22" calcext:value-type="float">
            <text:p>48098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3.041" calcext:value-type="float">
            <text:p>1093.041</text:p>
          </table:table-cell>
          <table:table-cell office:value-type="float" office:value="0" calcext:value-type="float">
            <text:p>0</text:p>
          </table:table-cell>
          <table:table-cell office:value-type="float" office:value="293.041" calcext:value-type="float">
            <text:p>293.04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93.041" calcext:value-type="float">
            <text:p>1093.0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45.616" calcext:value-type="float">
            <text:p>1145.616</text:p>
          </table:table-cell>
          <table:table-cell office:value-type="float" office:value="0" calcext:value-type="float">
            <text:p>0</text:p>
          </table:table-cell>
          <table:table-cell office:value-type="float" office:value="345.616" calcext:value-type="float">
            <text:p>345.61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145.616" calcext:value-type="float">
            <text:p>1145.616</text:p>
          </table:table-cell>
          <table:table-cell office:value-type="float" office:value="44736.96" calcext:value-type="float">
            <text:p>44736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0" calcext:value-type="float">
            <text:p>0</text:p>
          </table:table-cell>
          <table:table-cell office:value-type="float" office:value="261.607" calcext:value-type="float">
            <text:p>261.60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61.607" calcext:value-type="float">
            <text:p>1061.6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93.041" calcext:value-type="float">
            <text:p>1093.041</text:p>
          </table:table-cell>
          <table:table-cell office:value-type="float" office:value="0" calcext:value-type="float">
            <text:p>0</text:p>
          </table:table-cell>
          <table:table-cell office:value-type="float" office:value="293.041" calcext:value-type="float">
            <text:p>293.04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93.041" calcext:value-type="float">
            <text:p>1093.041</text:p>
          </table:table-cell>
          <table:table-cell office:value-type="float" office:value="41582.46" calcext:value-type="float">
            <text:p>41582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1.059" calcext:value-type="float">
            <text:p>991.059</text:p>
          </table:table-cell>
          <table:table-cell office:value-type="float" office:value="0" calcext:value-type="float">
            <text:p>0</text:p>
          </table:table-cell>
          <table:table-cell office:value-type="float" office:value="191.059" calcext:value-type="float">
            <text:p>191.05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91.059" calcext:value-type="float">
            <text:p>991.05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0" calcext:value-type="float">
            <text:p>0</text:p>
          </table:table-cell>
          <table:table-cell office:value-type="float" office:value="261.607" calcext:value-type="float">
            <text:p>261.60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39696.42" calcext:value-type="float">
            <text:p>39696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.15" calcext:value-type="float">
            <text:p>935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office:value-type="float" office:value="751.55" calcext:value-type="float">
            <text:p>751.55</text:p>
          </table:table-cell>
          <table:table-cell office:value-type="float" office:value="183.6" calcext:value-type="float">
            <text:p>183.6</text:p>
          </table:table-cell>
          <table:table-cell office:value-type="float" office:value="935.15" calcext:value-type="float">
            <text:p>935.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91.059" calcext:value-type="float">
            <text:p>991.059</text:p>
          </table:table-cell>
          <table:table-cell office:value-type="float" office:value="0" calcext:value-type="float">
            <text:p>0</text:p>
          </table:table-cell>
          <table:table-cell office:value-type="float" office:value="191.059" calcext:value-type="float">
            <text:p>191.05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991.059" calcext:value-type="float">
            <text:p>991.059</text:p>
          </table:table-cell>
          <table:table-cell office:value-type="float" office:value="35463.54" calcext:value-type="float">
            <text:p>35463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.165" calcext:value-type="float">
            <text:p>956.16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56.165" calcext:value-type="float">
            <text:p>756.165</text:p>
          </table:table-cell>
          <table:table-cell office:value-type="float" office:value="956.165" calcext:value-type="float">
            <text:p>956.1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35.15" calcext:value-type="float">
            <text:p>935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office:value-type="float" office:value="751.55" calcext:value-type="float">
            <text:p>751.55</text:p>
          </table:table-cell>
          <table:table-cell office:value-type="float" office:value="183.6" calcext:value-type="float">
            <text:p>183.6</text:p>
          </table:table-cell>
          <table:table-cell office:value-type="float" office:value="935.15" calcext:value-type="float">
            <text:p>935.15</text:p>
          </table:table-cell>
          <table:table-cell office:value-type="float" office:value="22546.5" calcext:value-type="float">
            <text:p>2254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9.751" calcext:value-type="float">
            <text:p>969.7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69.751" calcext:value-type="float">
            <text:p>769.751</text:p>
          </table:table-cell>
          <table:table-cell office:value-type="float" office:value="969.751" calcext:value-type="float">
            <text:p>969.75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56.165" calcext:value-type="float">
            <text:p>956.165</text:p>
          </table:table-cell>
          <table:table-cell office:value-type="float" office:value="0.633" calcext:value-type="float">
            <text:p>0.633</text:p>
          </table:table-cell>
          <table:table-cell office:value-type="float" office:value="0" calcext:value-type="float">
            <text:p>0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759.6" calcext:value-type="float">
            <text:p>759.6</text:p>
          </table:table-cell>
          <table:table-cell office:value-type="float" office:value="956.165" calcext:value-type="float">
            <text:p>956.165</text:p>
          </table:table-cell>
          <table:table-cell office:value-type="float" office:value="5896.95" calcext:value-type="float">
            <text:p>5896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4.852" calcext:value-type="float">
            <text:p>1034.85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34.852" calcext:value-type="float">
            <text:p>834.852</text:p>
          </table:table-cell>
          <table:table-cell office:value-type="float" office:value="1034.852" calcext:value-type="float">
            <text:p>1034.85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69.751" calcext:value-type="float">
            <text:p>969.7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69.751" calcext:value-type="float">
            <text:p>869.751</text:p>
          </table:table-cell>
          <table:table-cell office:value-type="float" office:value="969.751" calcext:value-type="float">
            <text:p>969.75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8.931" calcext:value-type="float">
            <text:p>1088.931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88.931" calcext:value-type="float">
            <text:p>888.931</text:p>
          </table:table-cell>
          <table:table-cell office:value-type="float" office:value="1088.931" calcext:value-type="float">
            <text:p>1088.9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34.852" calcext:value-type="float">
            <text:p>1034.85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4.852" calcext:value-type="float">
            <text:p>934.852</text:p>
          </table:table-cell>
          <table:table-cell office:value-type="float" office:value="1034.852" calcext:value-type="float">
            <text:p>1034.85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2.082" calcext:value-type="float">
            <text:p>1122.082</text:p>
          </table:table-cell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22.082" calcext:value-type="float">
            <text:p>922.082</text:p>
          </table:table-cell>
          <table:table-cell office:value-type="float" office:value="1122.082" calcext:value-type="float">
            <text:p>1122.0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88.931" calcext:value-type="float">
            <text:p>1088.931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8.931" calcext:value-type="float">
            <text:p>988.931</text:p>
          </table:table-cell>
          <table:table-cell office:value-type="float" office:value="1088.931" calcext:value-type="float">
            <text:p>1088.93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0.4" calcext:value-type="float">
            <text:p>1150.4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0.4" calcext:value-type="float">
            <text:p>950.4</text:p>
          </table:table-cell>
          <table:table-cell office:value-type="float" office:value="1150.4" calcext:value-type="float">
            <text:p>1150.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22.082" calcext:value-type="float">
            <text:p>1122.082</text:p>
          </table:table-cell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22.082" calcext:value-type="float">
            <text:p>1022.082</text:p>
          </table:table-cell>
          <table:table-cell office:value-type="float" office:value="1122.082" calcext:value-type="float">
            <text:p>1122.082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8.223" calcext:value-type="float">
            <text:p>1148.223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48.223" calcext:value-type="float">
            <text:p>948.223</text:p>
          </table:table-cell>
          <table:table-cell office:value-type="float" office:value="1148.223" calcext:value-type="float">
            <text:p>1148.2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50.4" calcext:value-type="float">
            <text:p>1150.4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0.4" calcext:value-type="float">
            <text:p>1050.4</text:p>
          </table:table-cell>
          <table:table-cell office:value-type="float" office:value="1150.4" calcext:value-type="float">
            <text:p>1150.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6.494" calcext:value-type="float">
            <text:p>1136.494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36.494" calcext:value-type="float">
            <text:p>936.494</text:p>
          </table:table-cell>
          <table:table-cell office:value-type="float" office:value="1136.494" calcext:value-type="float">
            <text:p>1136.4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48.223" calcext:value-type="float">
            <text:p>1148.223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8.223" calcext:value-type="float">
            <text:p>1048.223</text:p>
          </table:table-cell>
          <table:table-cell office:value-type="float" office:value="1148.223" calcext:value-type="float">
            <text:p>1148.22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6.481" calcext:value-type="float">
            <text:p>1136.481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36.481" calcext:value-type="float">
            <text:p>936.481</text:p>
          </table:table-cell>
          <table:table-cell office:value-type="float" office:value="1136.481" calcext:value-type="float">
            <text:p>1136.4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36.494" calcext:value-type="float">
            <text:p>1136.494</text:p>
          </table:table-cell>
          <table:table-cell office:value-type="float" office:value="0.893" calcext:value-type="float">
            <text:p>0.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36.494" calcext:value-type="float">
            <text:p>1036.494</text:p>
          </table:table-cell>
          <table:table-cell office:value-type="float" office:value="1136.494" calcext:value-type="float">
            <text:p>1136.49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3.377" calcext:value-type="float">
            <text:p>1133.377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33.377" calcext:value-type="float">
            <text:p>933.377</text:p>
          </table:table-cell>
          <table:table-cell office:value-type="float" office:value="1133.377" calcext:value-type="float">
            <text:p>1133.3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36.481" calcext:value-type="float">
            <text:p>1136.481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36.481" calcext:value-type="float">
            <text:p>1036.481</text:p>
          </table:table-cell>
          <table:table-cell office:value-type="float" office:value="1136.481" calcext:value-type="float">
            <text:p>1136.481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5.606" calcext:value-type="float">
            <text:p>1135.606</text:p>
          </table:table-cell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 office:value-type="float" office:value="210.406" calcext:value-type="float">
            <text:p>210.406</text:p>
          </table:table-cell>
          <table:table-cell office:value-type="float" office:value="925.2" calcext:value-type="float">
            <text:p>925.2</text:p>
          </table:table-cell>
          <table:table-cell office:value-type="float" office:value="1135.606" calcext:value-type="float">
            <text:p>1135.6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33.377" calcext:value-type="float">
            <text:p>1133.377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float" office:value="103.777" calcext:value-type="float">
            <text:p>103.777</text:p>
          </table:table-cell>
          <table:table-cell office:value-type="float" office:value="1029.6" calcext:value-type="float">
            <text:p>1029.6</text:p>
          </table:table-cell>
          <table:table-cell office:value-type="float" office:value="1133.377" calcext:value-type="float">
            <text:p>1133.377</text:p>
          </table:table-cell>
          <table:table-cell office:value-type="float" office:value="3113.31" calcext:value-type="float">
            <text:p>3113.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1.015" calcext:value-type="float">
            <text:p>1141.015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583.015" calcext:value-type="float">
            <text:p>583.015</text:p>
          </table:table-cell>
          <table:table-cell office:value-type="float" office:value="558" calcext:value-type="float">
            <text:p>558</text:p>
          </table:table-cell>
          <table:table-cell office:value-type="float" office:value="1141.015" calcext:value-type="float">
            <text:p>1141.01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35.606" calcext:value-type="float">
            <text:p>1135.606</text:p>
          </table:table-cell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 office:value-type="float" office:value="210.406" calcext:value-type="float">
            <text:p>210.406</text:p>
          </table:table-cell>
          <table:table-cell office:value-type="float" office:value="925.2" calcext:value-type="float">
            <text:p>925.2</text:p>
          </table:table-cell>
          <table:table-cell office:value-type="float" office:value="1135.606" calcext:value-type="float">
            <text:p>1135.606</text:p>
          </table:table-cell>
          <table:table-cell office:value-type="float" office:value="6312.18" calcext:value-type="float">
            <text:p>6312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6.394" calcext:value-type="float">
            <text:p>1186.394</text:p>
          </table:table-cell>
          <table:table-cell office:value-type="float" office:value="0.025" calcext:value-type="float">
            <text:p>0.025</text:p>
          </table:table-cell>
          <table:table-cell office:value-type="float" office:value="356.394" calcext:value-type="float">
            <text:p>356.394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1186.394" calcext:value-type="float">
            <text:p>1186.39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41.015" calcext:value-type="float">
            <text:p>1141.015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583.015" calcext:value-type="float">
            <text:p>583.015</text:p>
          </table:table-cell>
          <table:table-cell office:value-type="float" office:value="558" calcext:value-type="float">
            <text:p>558</text:p>
          </table:table-cell>
          <table:table-cell office:value-type="float" office:value="1141.015" calcext:value-type="float">
            <text:p>1141.015</text:p>
          </table:table-cell>
          <table:table-cell office:value-type="float" office:value="17490.45" calcext:value-type="float">
            <text:p>17490.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2.434" calcext:value-type="float">
            <text:p>1352.4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186.394" calcext:value-type="float">
            <text:p>1186.394</text:p>
          </table:table-cell>
          <table:table-cell office:value-type="float" office:value="0.025" calcext:value-type="float">
            <text:p>0.025</text:p>
          </table:table-cell>
          <table:table-cell office:value-type="float" office:value="356.394" calcext:value-type="float">
            <text:p>356.394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1186.394" calcext:value-type="float">
            <text:p>1186.394</text:p>
          </table:table-cell>
          <table:table-cell office:value-type="float" office:value="45383.64" calcext:value-type="float">
            <text:p>45383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6.747" calcext:value-type="float">
            <text:p>1426.74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52.434" calcext:value-type="float">
            <text:p>1352.43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4.71" calcext:value-type="float">
            <text:p>1354.7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426.747" calcext:value-type="float">
            <text:p>1426.74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1354.71" calcext:value-type="float">
            <text:p>1354.7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54000" calcext:value-type="float">
            <text:p>54000</text:p>
          </table:table-cell>
        </table:table-row>
        <table:table-row table:style-name="ro1">
          <table:table-cell table:number-columns-repeated="17"/>
          <table:table-cell table:formula="of:=SUM([.R2:.R25])" office:value-type="float" office:value="600710.19" calcext:value-type="float">
            <text:p>600710.1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s/>demanda <text:s text:c="3"/></text:p>
          </table:table-cell>
          <table:table-cell office:value-type="string" calcext:value-type="string">
            <text:p><text:s/>cap solar</text:p>
          </table:table-cell>
          <table:table-cell office:value-type="string" calcext:value-type="string">
            <text:p><text:s/>CCGT</text:p>
          </table:table-cell>
          <table:table-cell office:value-type="string" calcext:value-type="string">
            <text:p><text:s text:c="8"/>COAL <text:s text:c="4"/></text:p>
          </table:table-cell>
          <table:table-cell office:value-type="string" calcext:value-type="string">
            <text:p><text:s/>Solar</text:p>
          </table:table-cell>
          <table:table-cell office:value-type="string" calcext:value-type="string">
            <text:p><text:s/>Total Generado</text:p>
          </table:table-cell>
          <table:table-cell office:value-type="string" calcext:value-type="string">
            <text:p><text:s/>costo tota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.174" calcext:value-type="float">
            <text:p>1275.174</text:p>
          </table:table-cell>
          <table:table-cell office:value-type="float" office:value="0" calcext:value-type="float">
            <text:p>0</text:p>
          </table:table-cell>
          <table:table-cell office:value-type="float" office:value="275.174" calcext:value-type="float">
            <text:p>275.1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75.174" calcext:value-type="float">
            <text:p>1275.174</text:p>
          </table:table-cell>
          <table:table-cell office:value-type="float" office:value="46510.44" calcext:value-type="float">
            <text:p>46510.4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4.652" calcext:value-type="float">
            <text:p>1264.652</text:p>
          </table:table-cell>
          <table:table-cell office:value-type="float" office:value="0" calcext:value-type="float">
            <text:p>0</text:p>
          </table:table-cell>
          <table:table-cell office:value-type="float" office:value="264.652" calcext:value-type="float">
            <text:p>264.6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64.652" calcext:value-type="float">
            <text:p>1264.652</text:p>
          </table:table-cell>
          <table:table-cell office:value-type="float" office:value="45879.12" calcext:value-type="float">
            <text:p>45879.1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1.637" calcext:value-type="float">
            <text:p>1201.637</text:p>
          </table:table-cell>
          <table:table-cell office:value-type="float" office:value="0" calcext:value-type="float">
            <text:p>0</text:p>
          </table:table-cell>
          <table:table-cell office:value-type="float" office:value="201.637" calcext:value-type="float">
            <text:p>201.6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1.637" calcext:value-type="float">
            <text:p>1201.637</text:p>
          </table:table-cell>
          <table:table-cell office:value-type="float" office:value="42098.22" calcext:value-type="float">
            <text:p>42098.2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5.616" calcext:value-type="float">
            <text:p>1145.616</text:p>
          </table:table-cell>
          <table:table-cell office:value-type="float" office:value="0" calcext:value-type="float">
            <text:p>0</text:p>
          </table:table-cell>
          <table:table-cell office:value-type="float" office:value="145.616" calcext:value-type="float">
            <text:p>145.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45.616" calcext:value-type="float">
            <text:p>1145.616</text:p>
          </table:table-cell>
          <table:table-cell office:value-type="float" office:value="38736.96" calcext:value-type="float">
            <text:p>38736.9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3.041" calcext:value-type="float">
            <text:p>1093.041</text:p>
          </table:table-cell>
          <table:table-cell office:value-type="float" office:value="0" calcext:value-type="float">
            <text:p>0</text:p>
          </table:table-cell>
          <table:table-cell office:value-type="float" office:value="93.041" calcext:value-type="float">
            <text:p>93.0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93.041" calcext:value-type="float">
            <text:p>1093.041</text:p>
          </table:table-cell>
          <table:table-cell office:value-type="float" office:value="35582.46" calcext:value-type="float">
            <text:p>35582.4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0" calcext:value-type="float">
            <text:p>0</text:p>
          </table:table-cell>
          <table:table-cell office:value-type="float" office:value="61.607" calcext:value-type="float">
            <text:p>61.6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61.607" calcext:value-type="float">
            <text:p>1061.607</text:p>
          </table:table-cell>
          <table:table-cell office:value-type="float" office:value="33696.42" calcext:value-type="float">
            <text:p>33696.42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1.059" calcext:value-type="float">
            <text:p>991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.059" calcext:value-type="float">
            <text:p>991.059</text:p>
          </table:table-cell>
          <table:table-cell office:value-type="float" office:value="0" calcext:value-type="float">
            <text:p>0</text:p>
          </table:table-cell>
          <table:table-cell office:value-type="float" office:value="991.059" calcext:value-type="float">
            <text:p>991.059</text:p>
          </table:table-cell>
          <table:table-cell office:value-type="float" office:value="29731.77" calcext:value-type="float">
            <text:p>29731.7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5.15" calcext:value-type="float">
            <text:p>935.15</text:p>
          </table:table-cell>
          <table:table-cell office:value-type="float" office:value="183.6" calcext:value-type="float">
            <text:p>183.6</text:p>
          </table:table-cell>
          <table:table-cell office:value-type="float" office:value="0" calcext:value-type="float">
            <text:p>0</text:p>
          </table:table-cell>
          <table:table-cell office:value-type="float" office:value="751.55" calcext:value-type="float">
            <text:p>751.55</text:p>
          </table:table-cell>
          <table:table-cell office:value-type="float" office:value="183.6" calcext:value-type="float">
            <text:p>183.6</text:p>
          </table:table-cell>
          <table:table-cell office:value-type="float" office:value="935.15" calcext:value-type="float">
            <text:p>935.15</text:p>
          </table:table-cell>
          <table:table-cell office:value-type="float" office:value="22546.5" calcext:value-type="float">
            <text:p>22546.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6.165" calcext:value-type="float">
            <text:p>956.165</text:p>
          </table:table-cell>
          <table:table-cell office:value-type="float" office:value="759.6" calcext:value-type="float">
            <text:p>759.6</text:p>
          </table:table-cell>
          <table:table-cell office:value-type="float" office:value="0" calcext:value-type="float">
            <text:p>0</text:p>
          </table:table-cell>
          <table:table-cell office:value-type="float" office:value="196.565" calcext:value-type="float">
            <text:p>196.565</text:p>
          </table:table-cell>
          <table:table-cell office:value-type="float" office:value="759.6" calcext:value-type="float">
            <text:p>759.6</text:p>
          </table:table-cell>
          <table:table-cell office:value-type="float" office:value="956.165" calcext:value-type="float">
            <text:p>956.165</text:p>
          </table:table-cell>
          <table:table-cell office:value-type="float" office:value="5896.95" calcext:value-type="float">
            <text:p>5896.9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9.751" calcext:value-type="float">
            <text:p>969.751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9.751" calcext:value-type="float">
            <text:p>969.7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4.852" calcext:value-type="float">
            <text:p>1034.85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4.852" calcext:value-type="float">
            <text:p>1034.8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8.931" calcext:value-type="float">
            <text:p>1088.931</text:p>
          </table:table-cell>
          <table:table-cell office:value-type="float" office:value="1100.4" calcext:value-type="float">
            <text:p>110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8.931" calcext:value-type="float">
            <text:p>1088.9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2.082" calcext:value-type="float">
            <text:p>1122.082</text:p>
          </table:table-cell>
          <table:table-cell office:value-type="float" office:value="1101.6" calcext:value-type="float">
            <text:p>1101.6</text:p>
          </table:table-cell>
          <table:table-cell office:value-type="float" office:value="20.482" calcext:value-type="float">
            <text:p>20.482</text:p>
          </table:table-cell>
          <table:table-cell office:value-type="float" office:value="0" calcext:value-type="float">
            <text:p>0</text:p>
          </table:table-cell>
          <table:table-cell office:value-type="float" office:value="1101.6" calcext:value-type="float">
            <text:p>1101.6</text:p>
          </table:table-cell>
          <table:table-cell office:value-type="float" office:value="1122.082" calcext:value-type="float">
            <text:p>1122.082</text:p>
          </table:table-cell>
          <table:table-cell office:value-type="float" office:value="1228.92" calcext:value-type="float">
            <text:p>1228.9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0.4" calcext:value-type="float">
            <text:p>1150.4</text:p>
          </table:table-cell>
          <table:table-cell office:value-type="float" office:value="1093.2" calcext:value-type="float">
            <text:p>109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0.4" calcext:value-type="float">
            <text:p>1050.4</text:p>
          </table:table-cell>
          <table:table-cell office:value-type="float" office:value="1150.4" calcext:value-type="float">
            <text:p>1150.4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48.223" calcext:value-type="float">
            <text:p>1148.223</text:p>
          </table:table-cell>
          <table:table-cell office:value-type="float" office:value="1090.8" calcext:value-type="float">
            <text:p>1090.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8.223" calcext:value-type="float">
            <text:p>1048.223</text:p>
          </table:table-cell>
          <table:table-cell office:value-type="float" office:value="1148.223" calcext:value-type="float">
            <text:p>1148.223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6.494" calcext:value-type="float">
            <text:p>1136.494</text:p>
          </table:table-cell>
          <table:table-cell office:value-type="float" office:value="1071.6" calcext:value-type="float">
            <text:p>1071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36.494" calcext:value-type="float">
            <text:p>1036.494</text:p>
          </table:table-cell>
          <table:table-cell office:value-type="float" office:value="1136.494" calcext:value-type="float">
            <text:p>1136.494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6.481" calcext:value-type="float">
            <text:p>1136.481</text:p>
          </table:table-cell>
          <table:table-cell office:value-type="float" office:value="1058.4" calcext:value-type="float">
            <text:p>1058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36.481" calcext:value-type="float">
            <text:p>1036.481</text:p>
          </table:table-cell>
          <table:table-cell office:value-type="float" office:value="1136.481" calcext:value-type="float">
            <text:p>1136.481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3.377" calcext:value-type="float">
            <text:p>1133.377</text:p>
          </table:table-cell>
          <table:table-cell office:value-type="float" office:value="1029.6" calcext:value-type="float">
            <text:p>1029.6</text:p>
          </table:table-cell>
          <table:table-cell office:value-type="float" office:value="0" calcext:value-type="float">
            <text:p>0</text:p>
          </table:table-cell>
          <table:table-cell office:value-type="float" office:value="103.777" calcext:value-type="float">
            <text:p>103.777</text:p>
          </table:table-cell>
          <table:table-cell office:value-type="float" office:value="1029.6" calcext:value-type="float">
            <text:p>1029.6</text:p>
          </table:table-cell>
          <table:table-cell office:value-type="float" office:value="1133.377" calcext:value-type="float">
            <text:p>1133.377</text:p>
          </table:table-cell>
          <table:table-cell office:value-type="float" office:value="3113.31" calcext:value-type="float">
            <text:p>3113.3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5.606" calcext:value-type="float">
            <text:p>1135.606</text:p>
          </table:table-cell>
          <table:table-cell office:value-type="float" office:value="925.2" calcext:value-type="float">
            <text:p>925.2</text:p>
          </table:table-cell>
          <table:table-cell office:value-type="float" office:value="0" calcext:value-type="float">
            <text:p>0</text:p>
          </table:table-cell>
          <table:table-cell office:value-type="float" office:value="210.406" calcext:value-type="float">
            <text:p>210.406</text:p>
          </table:table-cell>
          <table:table-cell office:value-type="float" office:value="925.2" calcext:value-type="float">
            <text:p>925.2</text:p>
          </table:table-cell>
          <table:table-cell office:value-type="float" office:value="1135.606" calcext:value-type="float">
            <text:p>1135.606</text:p>
          </table:table-cell>
          <table:table-cell office:value-type="float" office:value="6312.18" calcext:value-type="float">
            <text:p>6312.1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1.015" calcext:value-type="float">
            <text:p>1141.01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583.015" calcext:value-type="float">
            <text:p>583.015</text:p>
          </table:table-cell>
          <table:table-cell office:value-type="float" office:value="558" calcext:value-type="float">
            <text:p>558</text:p>
          </table:table-cell>
          <table:table-cell office:value-type="float" office:value="1141.015" calcext:value-type="float">
            <text:p>1141.015</text:p>
          </table:table-cell>
          <table:table-cell office:value-type="float" office:value="17490.45" calcext:value-type="float">
            <text:p>17490.45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6.394" calcext:value-type="float">
            <text:p>1186.394</text:p>
          </table:table-cell>
          <table:table-cell office:value-type="float" office:value="30" calcext:value-type="float">
            <text:p>30</text:p>
          </table:table-cell>
          <table:table-cell office:value-type="float" office:value="156.394" calcext:value-type="float">
            <text:p>156.39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186.394" calcext:value-type="float">
            <text:p>1186.394</text:p>
          </table:table-cell>
          <table:table-cell office:value-type="float" office:value="39383.64" calcext:value-type="float">
            <text:p>39383.6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2.434" calcext:value-type="float">
            <text:p>1352.434</text:p>
          </table:table-cell>
          <table:table-cell office:value-type="float" office:value="0" calcext:value-type="float">
            <text:p>0</text:p>
          </table:table-cell>
          <table:table-cell office:value-type="float" office:value="352.434" calcext:value-type="float">
            <text:p>352.4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52.434" calcext:value-type="float">
            <text:p>1352.434</text:p>
          </table:table-cell>
          <table:table-cell office:value-type="float" office:value="51146.04" calcext:value-type="float">
            <text:p>51146.0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26.747" calcext:value-type="float">
            <text:p>1426.747</text:p>
          </table:table-cell>
          <table:table-cell office:value-type="float" office:value="0" calcext:value-type="float">
            <text:p>0</text:p>
          </table:table-cell>
          <table:table-cell office:value-type="float" office:value="426.747" calcext:value-type="float">
            <text:p>426.7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26.747" calcext:value-type="float">
            <text:p>1426.747</text:p>
          </table:table-cell>
          <table:table-cell office:value-type="float" office:value="55604.82" calcext:value-type="float">
            <text:p>55604.8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54.71" calcext:value-type="float">
            <text:p>1354.71</text:p>
          </table:table-cell>
          <table:table-cell office:value-type="float" office:value="0" calcext:value-type="float">
            <text:p>0</text:p>
          </table:table-cell>
          <table:table-cell office:value-type="float" office:value="354.71" calcext:value-type="float">
            <text:p>354.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54.71" calcext:value-type="float">
            <text:p>1354.71</text:p>
          </table:table-cell>
          <table:table-cell office:value-type="float" office:value="51282.6" calcext:value-type="float">
            <text:p>51282.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sto Total</text:p>
          </table:table-cell>
          <table:table-cell office:value-type="float" office:value="538240.8" calcext:value-type="float">
            <text:p>538240.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9:19:50.352014288</meta:creation-date>
    <dc:date>2017-10-13T17:38:18.440520163</dc:date>
    <meta:editing-duration>PT19H57M56S</meta:editing-duration>
    <meta:editing-cycles>1</meta:editing-cycles>
    <meta:document-statistic meta:table-count="1" meta:cell-count="563" meta:object-count="0"/>
    <meta:generator>LibreOffice/5.2.2.2$Linux_X86_64 LibreOffice_project/20m0$Build-2</meta:generator>
  </office:meta>
</office:document-meta>
</file>